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85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85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5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585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59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85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59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98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98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99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99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992" svg:stroke-width="0.019cm" svg:stroke-color="#ff0000" draw:marker-start="" draw:marker-start-width="0.33cm" draw:marker-start-center="false" draw:marker-end="" draw:marker-end-width="0.3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198cm" svg:y1="13.907cm" svg:x2="9.164cm" svg:y2="14.855cm">
            <text:p/>
          </draw:line>
          <draw:line draw:style-name="gr2" draw:text-style-name="P1" draw:layer="layout" svg:x1="9.196cm" svg:y1="14.648cm" svg:x2="11.817cm" svg:y2="15.765cm">
            <text:p/>
          </draw:line>
          <draw:frame draw:style-name="gr3" draw:text-style-name="P3" draw:layer="layout" svg:width="0.35cm" svg:height="0.38cm" svg:x="9.261cm" svg:y="14.304cm">
            <draw:text-box>
              <text:p text:style-name="P2"><text:span text:style-name="T1">O</text:span></text:p>
            </draw:text-box>
          </draw:frame>
          <draw:frame draw:style-name="gr4" draw:text-style-name="P4" draw:layer="layout" svg:width="0.348cm" svg:height="0.459cm" svg:x="10.93cm" svg:y="13.618cm">
            <draw:text-box>
              <text:p text:style-name="P2"><text:span text:style-name="T2">x</text:span></text:p>
            </draw:text-box>
          </draw:frame>
          <draw:frame draw:style-name="gr5" draw:text-style-name="P4" draw:layer="layout" svg:width="0.35cm" svg:height="0.459cm" svg:x="11.434cm" svg:y="15.599cm">
            <draw:text-box>
              <text:p text:style-name="P2"><text:span text:style-name="T2">y</text:span></text:p>
            </draw:text-box>
          </draw:frame>
          <draw:circle draw:style-name="gr6" draw:text-style-name="P1" draw:layer="layout" svg:width="1.518cm" svg:height="1.518cm" svg:x="8.665cm" svg:y="13.979cm" draw:kind="arc" draw:start-angle="328.61" draw:end-angle="344.5">
            <text:p/>
          </draw:circle>
          <draw:ellipse draw:style-name="gr7" draw:text-style-name="P1" draw:layer="layout" svg:width="1.498cm" svg:height="1.5cm" svg:x="8.658cm" svg:y="13.988cm" draw:kind="arc" draw:start-angle="12.3" draw:end-angle="31.46">
            <text:p/>
          </draw:ellipse>
          <draw:circle draw:style-name="gr8" draw:text-style-name="P1" draw:layer="layout" svg:width="1.505cm" svg:height="1.505cm" svg:x="9.344cm" svg:y="13.672cm" draw:kind="arc" draw:start-angle="325.37" draw:end-angle="347.16">
            <text:p/>
          </draw:circle>
          <draw:ellipse draw:style-name="gr9" draw:text-style-name="P1" draw:layer="layout" svg:width="1.458cm" svg:height="1.454cm" svg:x="9.369cm" svg:y="14.292cm" draw:kind="arc" draw:start-angle="3.89" draw:end-angle="32.64">
            <text:p/>
          </draw:ellipse>
          <draw:line draw:style-name="gr10" draw:text-style-name="P5" draw:layer="layout" svg:x1="9.407cm" svg:y1="14.746cm" svg:x2="11.853cm" svg:y2="14.74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50" draw:display-name="Dashed (var) 5850" draw:style="rect" draw:dots1="1" draw:dots1-length="0.011cm" draw:dots2="1" draw:dots2-length="0.011cm" draw:distance="0.011cm"/>
    <draw:stroke-dash draw:name="Dashed_20__28_var_29__20_5851" draw:display-name="Dashed (var) 5851" draw:style="rect" draw:dots1="1" draw:dots1-length="0.011cm" draw:dots2="1" draw:dots2-length="0.011cm" draw:distance="0.011cm"/>
    <draw:stroke-dash draw:name="Dashed_20__28_var_29__20_5852" draw:display-name="Dashed (var) 5852" draw:style="rect" draw:dots1="1" draw:dots1-length="0.011cm" draw:dots2="1" draw:dots2-length="0.011cm" draw:distance="0.011cm"/>
    <draw:stroke-dash draw:name="Dashed_20__28_var_29__20_5853" draw:display-name="Dashed (var) 5853" draw:style="rect" draw:dots1="1" draw:dots1-length="0.011cm" draw:dots2="1" draw:dots2-length="0.011cm" draw:distance="0.011cm"/>
    <draw:stroke-dash draw:name="Dashed_20__28_var_29__20_5854" draw:display-name="Dashed (var) 5854" draw:style="rect" draw:dots1="1" draw:dots1-length="0.011cm" draw:dots2="1" draw:dots2-length="0.011cm" draw:distance="0.011cm"/>
    <draw:stroke-dash draw:name="Dashed_20__28_var_29__20_6988" draw:display-name="Dashed (var) 6988" draw:style="rect" draw:dots1="1" draw:dots1-length="0.011cm" draw:dots2="1" draw:dots2-length="0.011cm" draw:distance="0.011cm"/>
    <draw:stroke-dash draw:name="Dashed_20__28_var_29__20_6989" draw:display-name="Dashed (var) 6989" draw:style="rect" draw:dots1="1" draw:dots1-length="0.011cm" draw:dots2="1" draw:dots2-length="0.011cm" draw:distance="0.011cm"/>
    <draw:stroke-dash draw:name="Dashed_20__28_var_29__20_6990" draw:display-name="Dashed (var) 6990" draw:style="rect" draw:dots1="1" draw:dots1-length="0.011cm" draw:dots2="1" draw:dots2-length="0.011cm" draw:distance="0.011cm"/>
    <draw:stroke-dash draw:name="Dashed_20__28_var_29__20_6991" draw:display-name="Dashed (var) 6991" draw:style="rect" draw:dots1="1" draw:dots1-length="0.011cm" draw:dots2="1" draw:dots2-length="0.011cm" draw:distance="0.011cm"/>
    <draw:stroke-dash draw:name="Dashed_20__28_var_29__20_6992" draw:display-name="Dashed (var) 699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30:09.588696498</meta:creation-date>
    <dc:date>2018-02-09T12:30:30.774073984</dc:date>
    <meta:editing-duration>PT21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